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ULTORIA TECNICA AGROPECUARIA EL CORRALAZO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IREZ OLORTEGUI, RAFAEL MARCEL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795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7:30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